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814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5898in"/>
    </style:style>
    <style:style style:name="co29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6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2"/>
          <table:table-cell table:style-name="ce143"/>
          <table:table-cell table:style-name="ce64" office:value-type="string" calcext:value-type="string">
            <text:p>Week 05</text:p>
          </table:table-cell>
          <table:table-cell table:style-name="ce142"/>
          <table:table-cell table:number-columns-repeated="864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3"/>
          <table:table-cell table:style-name="ce11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/>
          <table:table-cell table:style-name="ce145"/>
          <table:table-cell table:style-name="ce151"/>
          <table:table-cell table:style-name="ce150"/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G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3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61"/>
          <table:table-cell table:number-columns-repeated="865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1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111"/>
          <table:table-cell table:number-columns-repeated="865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3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2P</text:p>
          </table:table-cell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style-name="ce111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2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/>
          <table:table-cell table:number-columns-repeated="859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0"/>
          <table:table-cell table:style-name="ce154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 table:formula="of:=(0.1*[.G14])+(0.6*[.H14])+(0.3*[.I14])" office:value-type="float" office:value="9.87" calcext:value-type="float">
            <text:p>9.9</text:p>
          </table:table-cell>
          <table:table-cell/>
          <table:table-cell table:style-name="ce123" table:formula="of:=AVERAGE([.Q14];[.V14];[.AA14])" office:value-type="float" office:value="9" calcext:value-type="float">
            <text:p>9.0</text:p>
          </table:table-cell>
          <table:table-cell table:style-name="ce123" table:formula="of:=AVERAGE([.P14];[.U14];[.Z14])" office:value-type="float" office:value="9.95" calcext:value-type="float">
            <text:p>10.0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Gill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15])+(0.6*[.H15])+(0.3*[.I15])" office:value-type="float" office:value="9.77666666666667" calcext:value-type="float">
            <text:p>9.8</text:p>
          </table:table-cell>
          <table:table-cell table:style-name="ce122"/>
          <table:table-cell table:style-name="ce123" table:formula="of:=AVERAGE([.Q15];[.V15];[.AA15])" office:value-type="float" office:value="8.66666666666667" calcext:value-type="float">
            <text:p>8.7</text:p>
          </table:table-cell>
          <table:table-cell table:style-name="ce123" table:formula="of:=AVERAGE([.P15];[.U15];[.Z15])" office:value-type="float" office:value="9.85" calcext:value-type="float">
            <text:p>9.9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23" office:value-type="float" office:value="10.3" calcext:value-type="float">
            <text:p>10.3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 table:number-columns-repeated="3"/>
          <table:table-cell table:number-columns-repeated="85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6])+(0.6*[.H16])+(0.3*[.I16])" office:value-type="string" office:string-value="" calcext:value-type="error">
            <text:p>#VALUE!</text:p>
          </table:table-cell>
          <table:table-cell/>
          <table:table-cell table:style-name="ce123" table:formula="of:=AVERAGE([.Q16];[.V16];[.AA16])" office:value-type="float" office:value="9" calcext:value-type="float">
            <text:p>9.0</text:p>
          </table:table-cell>
          <table:table-cell table:style-name="ce123" table:formula="of:=AVERAGE([.P16];[.U16];[.Z16])" office:value-type="float" office:value="8.5" calcext:value-type="float">
            <text:p>8.5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eil</text:p>
          </table:table-cell>
          <table:table-cell/>
          <table:table-cell table:style-name="ce125" table:formula="of:=(0.1*[.G17])+(0.6*[.H17])+(0.3*[.I17])" office:value-type="float" office:value="9.42" calcext:value-type="float">
            <text:p>9.4</text:p>
          </table:table-cell>
          <table:table-cell table:style-name="Default"/>
          <table:table-cell table:style-name="ce123" table:formula="of:=AVERAGE([.Q17];[.V17];[.AA17])" office:value-type="float" office:value="9" calcext:value-type="float">
            <text:p>9.0</text:p>
          </table:table-cell>
          <table:table-cell table:style-name="ce123" table:formula="of:=AVERAGE([.P17];[.U17];[.Z17])" office:value-type="float" office:value="9.4" calcext:value-type="float">
            <text:p>9.4</text:p>
          </table:table-cell>
          <table:table-cell table:style-name="ce123" office:value-type="float" office:value="9.6" calcext:value-type="float">
            <text:p>9.6</text:p>
          </table:table-cell>
          <table:table-cell/>
          <table:table-cell table:style-name="ce13" office:value-type="string" calcext:value-type="string">
            <text:p>Neil</text:p>
          </table:table-cell>
          <table:table-cell table:style-name="ce140" table:number-columns-repeated="2"/>
          <table:table-cell office:value-type="string" calcext:value-type="string">
            <text:p>Neil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ei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eil</text:p>
          </table:table-cell>
          <table:table-cell table:style-name="ce13"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eil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8])+(0.6*[.H18])+(0.3*[.I18])" office:value-type="float" office:value="9.48" calcext:value-type="float">
            <text:p>9.5</text:p>
          </table:table-cell>
          <table:table-cell/>
          <table:table-cell table:style-name="ce123" table:formula="of:=AVERAGE([.Q18];[.V18];[.AA18])" office:value-type="float" office:value="9" calcext:value-type="float">
            <text:p>9.0</text:p>
          </table:table-cell>
          <table:table-cell table:style-name="ce123" table:formula="of:=AVERAGE([.P18];[.U18];[.Z18])" office:value-type="float" office:value="9.35" calcext:value-type="float">
            <text:p>9.4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23" office:value-type="float" office:value="9.8" calcext:value-type="float">
            <text:p>9.8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19])+(0.6*[.H19])+(0.3*[.I19])" office:value-type="float" office:value="9.57" calcext:value-type="float">
            <text:p>9.6</text:p>
          </table:table-cell>
          <table:table-cell/>
          <table:table-cell table:style-name="ce123" table:formula="of:=AVERAGE([.Q19];[.V19];[.AA19])" office:value-type="float" office:value="9" calcext:value-type="float">
            <text:p>9.0</text:p>
          </table:table-cell>
          <table:table-cell table:style-name="ce123" table:formula="of:=AVERAGE([.P19];[.U19];[.Z19])" office:value-type="float" office:value="9.5" calcext:value-type="float">
            <text:p>9.5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20])+(0.6*[.H20])+(0.3*[.I20])" office:value-type="float" office:value="9.63" calcext:value-type="float">
            <text:p>9.6</text:p>
          </table:table-cell>
          <table:table-cell/>
          <table:table-cell table:style-name="ce123" table:formula="of:=AVERAGE([.Q20];[.V20];[.AA20])" office:value-type="float" office:value="9" calcext:value-type="float">
            <text:p>9.0</text:p>
          </table:table-cell>
          <table:table-cell table:style-name="ce123" table:formula="of:=AVERAGE([.P20];[.U20];[.Z20])" office:value-type="float" office:value="9.55" calcext:value-type="float">
            <text:p>9.6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23" office:value-type="float" office:value="10.1" calcext:value-type="float">
            <text:p>10.1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1])+(0.6*[.H21])+(0.3*[.I21])" office:value-type="float" office:value="8.04333333333333" calcext:value-type="float">
            <text:p>8.0</text:p>
          </table:table-cell>
          <table:table-cell/>
          <table:table-cell table:style-name="ce123" table:formula="of:=AVERAGE([.Q21];[.V21];[.AA21])" office:value-type="float" office:value="6.33333333333333" calcext:value-type="float">
            <text:p>6.3</text:p>
          </table:table-cell>
          <table:table-cell table:style-name="ce123" table:formula="of:=AVERAGE([.P21];[.U21];[.Z21])" office:value-type="float" office:value="7.5" calcext:value-type="float">
            <text:p>7.5</text:p>
          </table:table-cell>
          <table:table-cell table:style-name="ce123" office:value-type="float" office:value="9.7" calcext:value-type="float">
            <text:p>9.7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2])+(0.6*[.H22])+(0.3*[.I22])" office:value-type="float" office:value="3.63333333333333" calcext:value-type="float">
            <text:p>3.6</text:p>
          </table:table-cell>
          <table:table-cell/>
          <table:table-cell table:style-name="ce123" table:formula="of:=AVERAGE([.Q22];[.V22];[.AA22])" office:value-type="float" office:value="6.33333333333333" calcext:value-type="float">
            <text:p>6.3</text:p>
          </table:table-cell>
          <table:table-cell table:style-name="ce123" table:formula="of:=AVERAGE([.P22];[.U22];[.Z22])" office:value-type="float" office:value="5" calcext:value-type="float">
            <text:p>5.0</text:p>
          </table:table-cell>
          <table:table-cell table:style-name="ce123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/>
          <table:table-cell table:style-name="ce13" office:value-type="string" calcext:value-type="string">
            <text:p>Sofi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23])+(0.6*[.H23])+(0.3*[.I23])" office:value-type="float" office:value="8.34" calcext:value-type="float">
            <text:p>8.3</text:p>
          </table:table-cell>
          <table:table-cell/>
          <table:table-cell table:style-name="ce123" table:formula="of:=AVERAGE([.Q23];[.V23];[.AA23])" office:value-type="float" office:value="9" calcext:value-type="float">
            <text:p>9.0</text:p>
          </table:table-cell>
          <table:table-cell table:style-name="ce123" table:formula="of:=AVERAGE([.P23];[.U23];[.Z23])" office:value-type="float" office:value="7.5" calcext:value-type="float">
            <text:p>7.5</text:p>
          </table:table-cell>
          <table:table-cell table:style-name="ce123" office:value-type="float" office:value="9.8" calcext:value-type="float">
            <text:p>9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6" office:value-type="float" office:value="5" calcext:value-type="float">
            <text:p>5.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10" calcext:value-type="float">
            <text:p>10.0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table:number-columns-repeated="2"/>
          <table:table-cell table:number-columns-repeated="85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24])+(0.6*[.H24])+(0.3*[.I24])" office:value-type="float" office:value="3.63333333333333" calcext:value-type="float">
            <text:p>3.6</text:p>
          </table:table-cell>
          <table:table-cell/>
          <table:table-cell table:style-name="ce123" table:formula="of:=AVERAGE([.Q24];[.V24];[.AA24])" office:value-type="float" office:value="6.33333333333333" calcext:value-type="float">
            <text:p>6.3</text:p>
          </table:table-cell>
          <table:table-cell table:style-name="ce123" table:formula="of:=AVERAGE([.P24];[.U24];[.Z24])" office:value-type="float" office:value="5" calcext:value-type="float">
            <text:p>5.0</text:p>
          </table:table-cell>
          <table:table-cell table:style-name="ce123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" calcext:value-type="float">
            <text:p>9.0</text:p>
          </table:table-cell>
          <table:table-cell table:style-name="ce111"/>
          <table:table-cell table:style-name="ce13" office:value-type="string" calcext:value-type="string">
            <text:p>Sofie</text:p>
          </table:table-cell>
          <table:table-cell table:style-name="ce140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4">
          <table:table-cell/>
          <table:table-cell table:style-name="ce1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61"/>
          <table:table-cell table:number-columns-repeated="869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0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11"/>
          <table:table-cell table:number-columns-repeated="869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office:value-type="string" calcext:value-type="string">
            <text:p>20 Mar</text:p>
          </table:table-cell>
          <table:table-cell table:style-name="ce121"/>
          <table:table-cell table:style-name="ce111" table:number-columns-repeated="3"/>
          <table:table-cell table:style-name="ce111" office:value-type="string" calcext:value-type="string">
            <text:p>27 Mar</text:p>
          </table:table-cell>
          <table:table-cell table:style-name="ce121"/>
          <table:table-cell table:style-name="ce111" table:number-columns-repeated="2"/>
          <table:table-cell table:style-name="ce111" office:value-type="string" calcext:value-type="string">
            <text:p>03 Apr</text:p>
          </table:table-cell>
          <table:table-cell table:style-name="ce111" table:number-columns-repeated="3"/>
          <table:table-cell table:style-name="ce111" office:value-type="string" calcext:value-type="string">
            <text:p>10 Apr</text:p>
          </table:table-cell>
          <table:table-cell table:style-name="ce111"/>
          <table:table-cell table:style-name="ce111" office:value-type="string" calcext:value-type="string">
            <text:p>17 Apr</text:p>
          </table:table-cell>
          <table:table-cell table:style-name="ce111" table:number-columns-repeated="2"/>
          <table:table-cell table:style-name="ce111" office:value-type="string" calcext:value-type="string">
            <text:p>24 Apr</text:p>
          </table:table-cell>
          <table:table-cell table:style-name="ce111" table:number-columns-repeated="855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10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2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3</text:p>
          </table:table-cell>
          <table:table-cell table:style-name="ce128"/>
          <table:table-cell table:style-name="ce149" office:value-type="string" calcext:value-type="string">
            <text:p>Week 14</text:p>
          </table:table-cell>
          <table:table-cell/>
          <table:table-cell table:style-name="ce143"/>
          <table:table-cell table:style-name="ce149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3P</text:p>
          </table:table-cell>
          <table:table-cell table:style-name="ce128"/>
          <table:table-cell table:style-name="ce111" office:value-type="string" calcext:value-type="string">
            <text:p>EASTER <text:s/>WEEK</text:p>
          </table:table-cell>
          <table:table-cell/>
          <table:table-cell table:style-name="ce13"/>
          <table:table-cell table:style-name="ce111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<text:s/></text:p>
          </table:table-cell>
          <table:table-cell/>
          <table:table-cell table:style-name="ce150"/>
          <table:table-cell table:style-name="ce144"/>
          <table:table-cell table:number-columns-repeated="856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4"/>
          <table:table-cell table:style-name="ce105"/>
          <table:table-cell table:style-name="ce150"/>
          <table:table-cell table:style-name="ce145"/>
          <table:table-cell table:style-name="ce105"/>
          <table:table-cell table:number-columns-repeated="855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 table:style-name="ce151"/>
          <table:table-cell table:style-name="ce150"/>
          <table:table-cell table:style-name="ce145"/>
          <table:table-cell table:style-name="ce151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Gil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 table:number-columns-repeated="2"/>
          <table:table-cell table:style-name="ce119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Iris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Abb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Fernand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 table:style-name="ce140"/>
          <table:table-cell table:number-columns-repeated="3"/>
          <table:table-cell table:style-name="ce13" office:value-type="string" calcext:value-type="string">
            <text:p>Sofia</text:p>
          </table:table-cell>
          <table:table-cell/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/>
          <table:table-cell table:style-name="ce140" table:number-columns-repeated="2"/>
          <table:table-cell table:style-name="ce13" office:value-type="string" calcext:value-type="string">
            <text:p>Sofi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40"/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 table:style-name="ce152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52"/>
          <table:table-cell table:number-columns-repeated="855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Sofie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1"/>
          <table:table-cell table:style-name="ce140"/>
          <table:table-cell table:style-name="ce13"/>
          <table:table-cell table:style-name="ce141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19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19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9T13:32:32.623450068</dc:date>
    <meta:editing-duration>P2DT16H49M32S</meta:editing-duration>
    <meta:editing-cycles>513</meta:editing-cycles>
    <meta:generator>LibreOffice/7.3.7.2$Linux_X86_64 LibreOffice_project/30$Build-2</meta:generator>
    <meta:document-statistic meta:table-count="3" meta:cell-count="684" meta:object-count="0"/>
  </office:meta>
</office:document-meta>
</file>